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ca6f" officeooo:paragraph-rsid="0003ca6f" style:font-weight-asian="bold" style:font-weight-complex="bold"/>
    </style:style>
    <style:style style:name="P2" style:family="paragraph" style:parent-style-name="Standard">
      <style:text-properties officeooo:rsid="0006f44d" officeooo:paragraph-rsid="0006f44d"/>
    </style:style>
    <style:style style:name="P3" style:family="paragraph" style:parent-style-name="Standard">
      <style:text-properties officeooo:rsid="00082c36" officeooo:paragraph-rsid="00082c36"/>
    </style:style>
    <style:style style:name="P4" style:family="paragraph" style:parent-style-name="Standard">
      <style:text-properties officeooo:rsid="0009f8ee" officeooo:paragraph-rsid="000bd462"/>
    </style:style>
    <style:style style:name="P5" style:family="paragraph" style:parent-style-name="Standard">
      <style:text-properties officeooo:rsid="0009f8ee" officeooo:paragraph-rsid="000d3a07"/>
    </style:style>
    <style:style style:name="P6" style:family="paragraph" style:parent-style-name="Standard">
      <style:text-properties fo:font-style="italic" officeooo:rsid="0009f8ee" officeooo:paragraph-rsid="000d3a07" style:font-style-asian="italic" style:font-style-complex="italic"/>
    </style:style>
    <style:style style:name="P7" style:family="paragraph" style:parent-style-name="Standard">
      <style:text-properties fo:font-style="italic" officeooo:rsid="0011cb45" officeooo:paragraph-rsid="0011cb45" style:font-style-asian="italic" style:font-style-complex="italic"/>
    </style:style>
    <style:style style:name="P8" style:family="paragraph" style:parent-style-name="Standard">
      <style:text-properties fo:font-style="italic" officeooo:rsid="0014a8de" officeooo:paragraph-rsid="0014a8de" style:font-style-asian="italic" style:font-style-complex="italic"/>
    </style:style>
    <style:style style:name="P9" style:family="paragraph" style:parent-style-name="Standard">
      <style:text-properties fo:font-style="italic" officeooo:rsid="001748a0" officeooo:paragraph-rsid="001748a0" style:font-style-asian="italic" style:font-style-complex="italic"/>
    </style:style>
    <style:style style:name="P10" style:family="paragraph" style:parent-style-name="Standard">
      <style:text-properties fo:font-style="italic" officeooo:rsid="001943d3" officeooo:paragraph-rsid="001943d3" style:font-style-asian="italic" style:font-style-complex="italic"/>
    </style:style>
    <style:style style:name="P11" style:family="paragraph" style:parent-style-name="Standard">
      <style:text-properties fo:font-style="italic" officeooo:rsid="001b86aa" officeooo:paragraph-rsid="001b86aa" style:font-style-asian="italic" style:font-style-complex="italic"/>
    </style:style>
    <style:style style:name="P12" style:family="paragraph" style:parent-style-name="Standard">
      <style:text-properties fo:font-style="italic" officeooo:rsid="0021457b" officeooo:paragraph-rsid="0021457b" style:font-style-asian="italic" style:font-style-complex="italic"/>
    </style:style>
    <style:style style:name="P13" style:family="paragraph" style:parent-style-name="Standard">
      <style:text-properties fo:font-style="italic" officeooo:rsid="0021d540" officeooo:paragraph-rsid="0021d540" style:font-style-asian="italic" style:font-style-complex="italic"/>
    </style:style>
    <style:style style:name="P14" style:family="paragraph" style:parent-style-name="Standard">
      <style:text-properties fo:font-style="italic" officeooo:rsid="00248f2a" officeooo:paragraph-rsid="00248f2a" style:font-style-asian="italic" style:font-style-complex="italic"/>
    </style:style>
    <style:style style:name="P15" style:family="paragraph" style:parent-style-name="Standard">
      <style:text-properties fo:font-style="italic" officeooo:rsid="00263aed" officeooo:paragraph-rsid="00263aed" style:font-style-asian="italic" style:font-style-complex="italic"/>
    </style:style>
    <style:style style:name="P16" style:family="paragraph" style:parent-style-name="Standard">
      <style:text-properties fo:font-style="italic" officeooo:rsid="002a843b" officeooo:paragraph-rsid="002a843b" style:font-style-asian="italic" style:font-style-complex="italic"/>
    </style:style>
    <style:style style:name="P17" style:family="paragraph" style:parent-style-name="Standard">
      <style:text-properties fo:font-style="italic" officeooo:rsid="002d7685" officeooo:paragraph-rsid="002d7685" style:font-style-asian="italic" style:font-style-complex="italic"/>
    </style:style>
    <style:style style:name="P18" style:family="paragraph" style:parent-style-name="Standard">
      <style:text-properties fo:font-style="italic" officeooo:rsid="002ef8fc" officeooo:paragraph-rsid="002ef8fc" style:font-style-asian="italic" style:font-style-complex="italic"/>
    </style:style>
    <style:style style:name="P19" style:family="paragraph" style:parent-style-name="Standard">
      <style:text-properties fo:font-style="italic" officeooo:rsid="002ff365" officeooo:paragraph-rsid="002ff365" style:font-style-asian="italic" style:font-style-complex="italic"/>
    </style:style>
    <style:style style:name="P20" style:family="paragraph" style:parent-style-name="Standard">
      <style:text-properties fo:font-style="italic" officeooo:rsid="0006f44d" officeooo:paragraph-rsid="0006f44d" style:font-style-asian="italic" style:font-style-complex="italic"/>
    </style:style>
    <style:style style:name="P21" style:family="paragraph" style:parent-style-name="Standard">
      <style:text-properties fo:font-style="italic" officeooo:rsid="003a7906" officeooo:paragraph-rsid="003a7906" style:font-style-asian="italic" style:font-style-complex="italic"/>
    </style:style>
    <style:style style:name="P22" style:family="paragraph" style:parent-style-name="Standard">
      <style:text-properties fo:font-style="italic" fo:font-weight="bold" officeooo:rsid="001748a0" officeooo:paragraph-rsid="001748a0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307e46" officeooo:paragraph-rsid="00307e46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fo:font-weight="bold" officeooo:rsid="00248f2a" officeooo:paragraph-rsid="00248f2a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03a7906" officeooo:paragraph-rsid="003a7906" style:font-style-asian="italic" style:font-weight-asian="bold" style:font-style-complex="italic" style:font-weight-complex="bold"/>
    </style:style>
    <style:style style:name="P26" style:family="paragraph" style:parent-style-name="Standard">
      <style:text-properties officeooo:rsid="001120ae" officeooo:paragraph-rsid="001120ae"/>
    </style:style>
    <style:style style:name="P27" style:family="paragraph" style:parent-style-name="Standard">
      <style:text-properties officeooo:rsid="0011cb45" officeooo:paragraph-rsid="0011cb45"/>
    </style:style>
    <style:style style:name="P28" style:family="paragraph" style:parent-style-name="Standard">
      <style:text-properties officeooo:rsid="001b86aa" officeooo:paragraph-rsid="001b86aa"/>
    </style:style>
    <style:style style:name="P29" style:family="paragraph" style:parent-style-name="Standard">
      <style:text-properties officeooo:rsid="001f873e" officeooo:paragraph-rsid="001f873e"/>
    </style:style>
    <style:style style:name="P30" style:family="paragraph" style:parent-style-name="Standard">
      <style:text-properties officeooo:rsid="0020b699" officeooo:paragraph-rsid="0020b699"/>
    </style:style>
    <style:style style:name="P31" style:family="paragraph" style:parent-style-name="Standard">
      <style:text-properties officeooo:rsid="0021457b" officeooo:paragraph-rsid="0021457b"/>
    </style:style>
    <style:style style:name="P32" style:family="paragraph" style:parent-style-name="Standard">
      <style:text-properties officeooo:rsid="000bd462" officeooo:paragraph-rsid="000bd462"/>
    </style:style>
    <style:style style:name="P33" style:family="paragraph" style:parent-style-name="Standard">
      <style:text-properties officeooo:rsid="000d3a07" officeooo:paragraph-rsid="000d3a07"/>
    </style:style>
    <style:style style:name="P34" style:family="paragraph" style:parent-style-name="Standard">
      <style:text-properties officeooo:rsid="00431b01" officeooo:paragraph-rsid="003a7906"/>
    </style:style>
    <style:style style:name="T1" style:family="text">
      <style:text-properties officeooo:rsid="000bd462"/>
    </style:style>
    <style:style style:name="T2" style:family="text">
      <style:text-properties officeooo:rsid="0020b699"/>
    </style:style>
    <style:style style:name="T3" style:family="text">
      <style:text-properties officeooo:rsid="00260f34"/>
    </style:style>
    <style:style style:name="T4" style:family="text">
      <style:text-properties officeooo:rsid="002efa32"/>
    </style:style>
    <style:style style:name="T5" style:family="text">
      <style:text-properties officeooo:rsid="004081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</text:p>
      <text:p text:style-name="P1">Assignment1</text:p>
      <text:p text:style-name="P2"/>
      <text:p text:style-name="P20">SysCalls</text:p>
      <text:p text:style-name="P2"/>
      <text:p text:style-name="P2">Defined the required definition in the right files:</text:p>
      <text:p text:style-name="P3">1. syscall.c</text:p>
      <text:p text:style-name="P3">2. sysproc.c</text:p>
      <text:p text:style-name="P3">3. proc.c</text:p>
      <text:p text:style-name="P3">4. proc.h</text:p>
      <text:p text:style-name="P4">5. <text:span text:style-name="T1">def.h</text:span></text:p>
      <text:p text:style-name="P32">6. usys.S</text:p>
      <text:p text:style-name="P32">7. syscall.h</text:p>
      <text:p text:style-name="P33">For toggle I have created a vaiable Trace in proc.c.</text:p>
      <text:p text:style-name="P5"/>
      <text:p text:style-name="P33">For sys_print_count I have added a function in sys_proc.c</text:p>
      <text:p text:style-name="P5"><text:s/></text:p>
      <text:p text:style-name="P6">for(int i=0;i&lt;total_syscalls;i++){</text:p>
      <text:p text:style-name="P6"><text:s text:c="4"/>if(count_sys[i]!=0){</text:p>
      <text:p text:style-name="P6"><text:s text:c="6"/>cprintf("%s %d\n",sys_calls_xv6[i],count_sys[i]);</text:p>
      <text:p text:style-name="P6"><text:s text:c="4"/>}</text:p>
      <text:p text:style-name="P6"><text:s text:c="2"/>}</text:p>
      <text:p text:style-name="P2"/>
      <text:p text:style-name="P26">sys_add is simple .</text:p>
      <text:p text:style-name="P26"/>
      <text:p text:style-name="P27">PS require me to write the function in proc.c as ptable can only be accesses from there.</text:p>
      <text:p text:style-name="P27"/>
      <text:p text:style-name="P7">void printProcesses()</text:p>
      <text:p text:style-name="P7">{</text:p>
      <text:p text:style-name="P7"><text:s text:c="2"/>struct proc *p;</text:p>
      <text:p text:style-name="P7"><text:s text:c="2"/>acquire(&amp;ptable.lock);</text:p>
      <text:p text:style-name="P7"><text:s text:c="2"/></text:p>
      <text:p text:style-name="P7"/>
      <text:p text:style-name="P7"><text:s text:c="2"/>for(p = ptable.proc; p &lt; &amp;ptable.proc[NPROC]; p++){</text:p>
      <text:p text:style-name="P7"><text:s text:c="4"/>if(p-&gt;state != UNUSED){</text:p>
      <text:p text:style-name="P7"><text:s text:c="6"/>cprintf("pid:%d name:%s\n",p-&gt;pid,p-&gt;name);</text:p>
      <text:p text:style-name="P7"><text:s text:c="4"/>}</text:p>
      <text:p text:style-name="P7"><text:s text:c="2"/>}</text:p>
      <text:p text:style-name="P7"/>
      <text:p text:style-name="P7"><text:s text:c="2"/>release(&amp;ptable.lock);</text:p>
      <text:p text:style-name="P7">}</text:p>
      <text:p text:style-name="P7"/>
      <text:p text:style-name="P8"/>
      <text:p text:style-name="P8"/>
      <text:p text:style-name="P8">INTER PROCESS COMMUNICATION</text:p>
      <text:p text:style-name="P8"/>
      <text:p text:style-name="P22">Unicast</text:p>
      <text:p text:style-name="P9"/>
      <text:p text:style-name="P10">I changed the proc struct</text:p>
      <text:p text:style-name="P10"/>
      <text:p text:style-name="P10">struct proc {</text:p>
      <text:p text:style-name="P10"><text:s text:c="2"/>uint sz; <text:s text:c="20"/>// Size of process memory (bytes)</text:p>
      <text:p text:style-name="P10"><text:soft-page-break/><text:s text:c="2"/>pde_t* pgdir; <text:s text:c="15"/>// Page table</text:p>
      <text:p text:style-name="P10"><text:s text:c="2"/>char *kstack; <text:s text:c="15"/>// Bottom of kernel stack for this process</text:p>
      <text:p text:style-name="P10"><text:s text:c="2"/>enum procstate state; <text:s text:c="7"/>// Process state</text:p>
      <text:p text:style-name="P10"><text:s text:c="2"/>int pid; <text:s text:c="20"/>// Process ID</text:p>
      <text:p text:style-name="P10"><text:s text:c="2"/>struct proc *parent; <text:s text:c="8"/>// Parent process</text:p>
      <text:p text:style-name="P10"><text:s text:c="2"/>struct trapframe *tf; <text:s text:c="7"/>// Trap frame for current syscall</text:p>
      <text:p text:style-name="P10"><text:s text:c="2"/>struct context *context; <text:s text:c="4"/>// swtch() here to run process</text:p>
      <text:p text:style-name="P10"><text:s text:c="2"/>void *chan; <text:s text:c="17"/>// If non-zero, sleeping on chan</text:p>
      <text:p text:style-name="P10"><text:s text:c="2"/>int killed; <text:s text:c="17"/>// If non-zero, have been killed</text:p>
      <text:p text:style-name="P10"><text:s text:c="2"/>struct file *ofile[NOFILE]; <text:s/>// Open files</text:p>
      <text:p text:style-name="P10"><text:s text:c="2"/>struct inode *cwd; <text:s text:c="10"/>// Current directory</text:p>
      <text:p text:style-name="P10"><text:s text:c="2"/>char name[16]; <text:s text:c="14"/>// Process name (debugging)</text:p>
      <text:p text:style-name="P10">-----&gt; <text:s/>struct Queue <text:s/>message;</text:p>
      <text:p text:style-name="P10">};</text:p>
      <text:p text:style-name="P10"/>
      <text:p text:style-name="P28">I have declared queue like this.</text:p>
      <text:p text:style-name="P28"/>
      <text:p text:style-name="P11">struct Queue{</text:p>
      <text:p text:style-name="P11"><text:s text:c="2"/>uint head;</text:p>
      <text:p text:style-name="P11"><text:s text:c="2"/>uint tail;</text:p>
      <text:p text:style-name="P11"><text:s text:c="2"/>int waiting;</text:p>
      <text:p text:style-name="P11"><text:s text:c="2"/>char MessageQueue[1000][MSGSIZE];//1000 is the Max no. of messages</text:p>
      <text:p text:style-name="P11">};</text:p>
      <text:p text:style-name="P11"/>
      <text:p text:style-name="P11"/>
      <text:p text:style-name="P29">Now each process which have its own message Queue.</text:p>
      <text:p text:style-name="P29">If a process want to send a message to some pid <text:span text:style-name="T2">it will just add to its queue andif a process want</text:span></text:p>
      <text:p text:style-name="P30">to receive a message then it just check its own queue.</text:p>
      <text:p text:style-name="P30"/>
      <text:p text:style-name="P31">Code snippet from sender’s code</text:p>
      <text:p text:style-name="P31"/>
      <text:p text:style-name="P12">if((p2-&gt;message.tail+1)%(1000)==(p2-&gt;message.head)%1000){</text:p>
      <text:p text:style-name="P12"><text:s text:c="4"/>return(-1);//Queue of Receiver is full</text:p>
      <text:p text:style-name="P12"><text:s text:c="2"/>}</text:p>
      <text:p text:style-name="P12"><text:s text:c="2"/>for(int i=0;i&lt;MSGSIZE;i++){</text:p>
      <text:p text:style-name="P12"><text:s text:c="4"/>p2-&gt;message.MessageQueue[(p2-&gt;message.tail)%1000][i]=msg[i];</text:p>
      <text:p text:style-name="P12"><text:s text:c="2"/>}</text:p>
      <text:p text:style-name="P12"/>
      <text:p text:style-name="P12"><text:s text:c="2"/>// cprintf("Sent from %d\n", send_id);</text:p>
      <text:p text:style-name="P12"><text:s text:c="2"/>p2-&gt;message.tail=p2-&gt;message.tail+1;</text:p>
      <text:p text:style-name="P12"><text:s text:c="2"/>// cprintf("sendo1 %s\n",p2-&gt;message.MessageQueue[(p2-&gt;message.head)%1000]);</text:p>
      <text:p text:style-name="P12"><text:s text:c="2"/>// cprintf("rid %d",p2-&gt;pid);</text:p>
      <text:p text:style-name="P12"><text:s text:c="2"/>if(p2-&gt;message.waiting==1){</text:p>
      <text:p text:style-name="P12"><text:s text:c="4"/>p2-&gt;message.waiting=0;</text:p>
      <text:p text:style-name="P12"><text:s text:c="4"/>wakeup1(p2);</text:p>
      <text:p text:style-name="P12"><text:s text:c="2"/>}</text:p>
      <text:p text:style-name="P12"/>
      <text:p text:style-name="P12"/>
      <text:p text:style-name="Standard">Code snippet from reiceiver:</text:p>
      <text:p text:style-name="P13"/>
      <text:p text:style-name="P13">if((p-&gt;message.head)%1000==(p-&gt;message.tail)%1000){</text:p>
      <text:p text:style-name="P13"><text:s text:c="4"/>// Empty Queue</text:p>
      <text:p text:style-name="P13"><text:soft-page-break/><text:s text:c="4"/>// Block this process</text:p>
      <text:p text:style-name="P13"><text:s text:c="4"/>p-&gt;message.waiting=1;</text:p>
      <text:p text:style-name="P13"><text:s text:c="4"/></text:p>
      <text:p text:style-name="P13"><text:s text:c="4"/>sleep(p,&amp;ptable.lock);</text:p>
      <text:p text:style-name="P13"><text:s text:c="4"/>for(int i=0;i&lt;MSGSIZE;i++){</text:p>
      <text:p text:style-name="P13"><text:s text:c="6"/>mess_buf[i]=p-&gt;message.MessageQueue[(p-&gt;message.head)%1000][i];</text:p>
      <text:p text:style-name="P13"><text:s text:c="4"/>}</text:p>
      <text:p text:style-name="P13"><text:s text:c="4"/>p-&gt;message.head+=1;</text:p>
      <text:p text:style-name="P13"/>
      <text:p text:style-name="P13"><text:s text:c="2"/>}</text:p>
      <text:p text:style-name="P13"><text:s text:c="2"/>else{</text:p>
      <text:p text:style-name="P13"><text:s text:c="4"/>//Making a deep copy</text:p>
      <text:p text:style-name="P13"/>
      <text:p text:style-name="P13"><text:s text:c="4"/>for(int i=0;i&lt;MSGSIZE;i++){</text:p>
      <text:p text:style-name="P13"><text:s text:c="6"/>mess_buf[i]=p-&gt;message.MessageQueue[(p-&gt;message.head)%1000][i];</text:p>
      <text:p text:style-name="P13"><text:s text:c="4"/>}</text:p>
      <text:p text:style-name="P13"><text:s text:c="4"/>p-&gt;message.head+=1;</text:p>
      <text:p text:style-name="P13"><text:s text:c="4"/>// cprintf("checkthis %s\n",mess_buf);</text:p>
      <text:p text:style-name="P13"><text:s text:c="4"/>// cprintf("mess_bu addrs %d",mess_buf);</text:p>
      <text:p text:style-name="P13"><text:s text:c="2"/>}</text:p>
      <text:p text:style-name="P13"/>
      <text:p text:style-name="P23">MultiCast</text:p>
      <text:p text:style-name="P23"/>
      <text:p text:style-name="P13"/>
      <text:p text:style-name="P13"/>
      <text:p text:style-name="P24">DISTRIBUTED ALGORITHM</text:p>
      <text:p text:style-name="P14"/>
      <text:p text:style-name="P14">For unicast part </text:p>
      <text:p text:style-name="P14">the main process fork the child processes then child process do there corresponind partial sum </text:p>
      <text:p text:style-name="P14">and send it to parent id.</text:p>
      <text:p text:style-name="P14">Then parent receive message<text:span text:style-name="T3">s</text:span> from all the processes <text:span text:style-name="T3">and add them.That’s it.</text:span></text:p>
      <text:p text:style-name="P15">Code snippet:</text:p>
      <text:p text:style-name="P15"/>
      <text:p text:style-name="P15">for(int i=0;i&lt;p;i++){</text:p>
      <text:p text:style-name="P15"><text:s text:c="2"/><text:tab/>cid=fork();</text:p>
      <text:p text:style-name="P15"><text:s text:c="2"/><text:tab/>if(cid==0){</text:p>
      <text:p text:style-name="P15"><text:s text:c="2"/><text:tab/><text:tab/>//child process</text:p>
      <text:p text:style-name="P15"><text:s text:c="2"/><text:tab/><text:tab/>idx=i;</text:p>
      <text:p text:style-name="P15"><text:tab/> <text:s/><text:tab/>int localsum=0;</text:p>
      <text:p text:style-name="P15"><text:tab/> <text:s/><text:tab/>int last=(idx + 1) * size/p;</text:p>
      <text:p text:style-name="P15"><text:tab/> <text:s/><text:tab/>if(idx==p-1){</text:p>
      <text:p text:style-name="P15"><text:tab/> <text:s/><text:tab/><text:tab/>last=size;</text:p>
      <text:p text:style-name="P15"><text:tab/> <text:s/><text:tab/>}</text:p>
      <text:p text:style-name="P15"><text:tab/> <text:s/><text:tab/>for (int i =idx*(size/p); i&lt;last; ++i){</text:p>
      <text:p text:style-name="P15"><text:tab/> <text:s/><text:tab/><text:tab/>localsum+=arr[i];</text:p>
      <text:p text:style-name="P15"><text:tab/> <text:s/><text:tab/>}</text:p>
      <text:p text:style-name="P15"><text:tab/> <text:s/><text:tab/>char *msg = (char *)malloc(8);</text:p>
      <text:p text:style-name="P15"><text:tab/> <text:s/><text:tab/>int mypid=getpid();</text:p>
      <text:p text:style-name="P15"><text:tab/> <text:s/><text:tab/>itoa(localsum,msg);</text:p>
      <text:p text:style-name="P15"><text:tab/> <text:s/><text:tab/></text:p>
      <text:p text:style-name="P15"><text:tab/> <text:s/><text:tab/>send(mypid,parnet_pid,msg);</text:p>
      <text:p text:style-name="P15"><text:tab/> <text:s/><text:tab/>exit();</text:p>
      <text:p text:style-name="P15"><text:soft-page-break/><text:tab/> <text:s/>}</text:p>
      <text:p text:style-name="P15"><text:s text:c="2"/>}</text:p>
      <text:p text:style-name="P15"><text:s text:c="2"/><text:tab/></text:p>
      <text:p text:style-name="P15"/>
      <text:p text:style-name="P16">Main process adds all the result from its children</text:p>
      <text:p text:style-name="P15">for(int i=0;i&lt;p;i++){</text:p>
      <text:p text:style-name="P15"><text:tab/>char *msg_r= (char*)malloc(8);</text:p>
      <text:p text:style-name="P15"><text:tab/>recv(msg_r);</text:p>
      <text:p text:style-name="P15"><text:tab/>tot_sum+=atoi(msg_r);</text:p>
      <text:p text:style-name="P15">}</text:p>
      <text:p text:style-name="P15"/>
      <text:p text:style-name="P17">MultiCast <text:span text:style-name="T4">part</text:span></text:p>
      <text:p text:style-name="P17"/>
      <text:p text:style-name="P17"/>
      <text:p text:style-name="P34"/>
      <text:p text:style-name="P21"/>
      <text:p text:style-name="P21"/>
      <text:p text:style-name="P18">Thank you</text:p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9:41:57.540894252</meta:creation-date>
    <dc:date>2019-02-25T21:00:03.959775876</dc:date>
    <meta:editing-duration>PT33M18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4" meta:paragraph-count="135" meta:word-count="440" meta:character-count="3730" meta:non-whitespace-character-count="2993"/>
  </office:meta>
</office:document-meta>
</file>